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" style:family="graphic" style:parent-style-name="standard" style:list-style-name="L3">
      <style:graphic-properties draw:stroke="solid" svg:stroke-width="0cm" svg:stroke-color="#000000" draw:marker-start="Pfeil" draw:marker-start-width="0.25cm" draw:marker-start-center="false" draw:marker-end="Arrowheads_20_1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5" style:family="graphic" style:parent-style-name="standard" style:list-style-name="L3">
      <style:graphic-properties draw:stroke="solid" svg:stroke-width="0cm" svg:stroke-color="#000000" draw:marker-start="Pfeil" draw:marker-start-width="0.25cm" draw:marker-start-center="false" draw:marker-end="Arrowheads_20_2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3">
      <style:graphic-properties draw:stroke="none" svg:stroke-width="0cm" svg:stroke-color="#000000" draw:marker-start="Pfeil" draw:marker-start-width="0.3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1.042cm" fo:min-width="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svg:stroke-color="#000000" draw:marker-start="Pfeil" draw:marker-start-width="0.3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1.042cm" fo:min-width="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3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svg:stroke-color="#000000" draw:marker-start="Pfeil" draw:marker-start-width="0.3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1.042cm" fo:min-width="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4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5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3">
      <style:graphic-properties draw:stroke="none" svg:stroke-width="0cm" svg:stroke-color="#000000" draw:marker-start="Pfeil" draw:marker-start-width="0.3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1cm" fo:min-width="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0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" style:family="graphic" style:parent-style-name="standard" style:list-style-name="L3">
      <style:graphic-properties draw:stroke="none" svg:stroke-width="0cm" svg:stroke-color="#000000" draw:marker-start="Pfeil" draw:marker-start-width="0.3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1.042cm" fo:min-width="6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6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7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8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3">
      <style:graphic-properties draw:stroke="none" svg:stroke-width="0cm" svg:stroke-color="#000000" draw:marker-start="Pfeil" draw:marker-start-width="0.3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1.042cm" fo:min-width="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3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4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9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10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11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12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13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14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svg:stroke-width="0cm" svg:stroke-color="#000000" draw:marker-start="Pfeil" draw:marker-start-width="0cm" draw:marker-start-center="false" draw:marker-end="" draw:marker-end-width="0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1" style:family="graphic" style:parent-style-name="standard" style:list-style-name="L3">
      <style:graphic-properties draw:stroke="solid" svg:stroke-width="0cm" svg:stroke-color="#000000" draw:marker-start="Pfeil" draw:marker-start-width="0.3cm" draw:marker-start-center="false" draw:marker-end="Arrowheads_20_15" draw:marker-end-width="0.25cm" draw:marker-end-center="false" svg:stroke-opacity="100%" draw:stroke-linejoin="round"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fo:max-height="0cm" fo:max-width="0cm" fo:min-height="24.765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1.4cm" fo:margin-right="0cm" fo:margin-top="0cm" fo:margin-bottom="0cm" fo:line-height="100%" fo:text-align="center" fo:text-indent="-1.4cm">
        <style:tab-stops/>
      </style:paragraph-properties>
      <style:text-properties fo:hyphenate="false"/>
    </style:style>
    <style:style style:name="P2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1.4cm" fo:margin-right="0cm" fo:margin-top="0cm" fo:margin-bottom="0cm" fo:line-height="100%" fo:text-align="center" fo:text-indent="-1.4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3" style:family="paragraph">
      <loext:graphic-properties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.056cm" fo:margin-right="0cm" fo:margin-top="0cm" fo:margin-bottom="0cm" fo:line-height="100%" fo:text-align="start" fo:text-indent="-0.056cm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4" style:family="paragraph">
      <style:paragraph-properties fo:margin-left="0.056cm" fo:margin-right="0cm" fo:margin-top="0cm" fo:margin-bottom="0cm" fo:line-height="100%" fo:text-align="start" fo:text-indent="-0.056cm">
        <style:tab-stops/>
      </style:paragraph-properties>
      <style:text-properties fo:hyphenate="false"/>
    </style:style>
    <style:style style:name="P5" style:family="paragraph">
      <loext:graphic-properties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.056cm" fo:margin-right="0cm" fo:margin-top="0cm" fo:margin-bottom="0cm" fo:line-height="100%" fo:text-align="start" fo:text-indent="-0.056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6" style:family="paragraph">
      <style:paragraph-properties fo:margin-left="1.4cm" fo:margin-right="0cm" fo:margin-top="0cm" fo:margin-bottom="0cm" fo:line-height="100%" fo:text-align="center" fo:text-indent="-1.4cm">
        <style:tab-stops/>
      </style:paragraph-properties>
      <style:text-properties fo:font-size="20pt" style:font-size-asian="20pt" style:font-size-complex="20pt" fo:hyphenate="false"/>
    </style:style>
    <style:style style:name="P7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1.4cm" fo:margin-right="0cm" fo:margin-top="0cm" fo:margin-bottom="0cm" fo:line-height="100%" fo:text-align="center" fo:text-indent="-1.4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imes" fo:font-size="2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size-asian="20pt" style:font-size-complex="20pt" style:text-scale="0%" fo:hyphenate="false"/>
    </style:style>
    <style:style style:name="P8" style:family="paragraph">
      <loext:graphic-properties draw:fill="none" draw:fill-color="#ffffff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.056cm" fo:margin-right="0cm" fo:margin-top="0cm" fo:margin-bottom="0cm" fo:line-height="100%" fo:text-align="start" fo:text-indent="-0.056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imes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9" style:family="paragraph">
      <loext:graphic-properties draw:fill-color="#ffffff"/>
    </style:style>
    <style:style style:name="T1" style:family="text">
      <style:text-properties fo:color="#000000" loext:opacity="100%" style:text-outline="false" style:text-line-through-style="none" style:text-line-through-type="none" style:text-position="0% 100%" style:font-name="Times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Times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T3" style:family="text">
      <style:text-properties fo:color="#000000" loext:opacity="100%" style:text-outline="false" style:text-line-through-style="none" style:text-line-through-type="none" style:text-position="0% 100%" style:font-name="Times" fo:font-size="20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font-size-asian="20pt" style:font-size-complex="20pt" style:text-scale="0%"/>
    </style:style>
    <style:style style:name="T4" style:family="text">
      <style:text-properties fo:color="#000000" loext:opacity="100%" style:text-outline="false" style:text-line-through-style="none" style:text-line-through-type="none" style:text-position="0% 100%" style:font-name="Times" fo:font-size="2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size-asian="20pt" style:font-size-complex="20pt" style:text-scale="0%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Times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1.4cm"/>
        <style:text-properties fo:color="#000000" fo:font-size="75%"/>
      </text:list-level-style-number>
      <text:list-level-style-number text:level="2" style:num-suffix="." style:num-format="I">
        <style:list-level-properties text:space-before="0.6cm" text:min-label-width="1.4cm"/>
        <style:text-properties fo:color="#000000" fo:font-size="75%"/>
      </text:list-level-style-number>
      <text:list-level-style-number text:level="3" style:num-suffix="." style:num-format="I">
        <style:list-level-properties text:space-before="1.2cm" text:min-label-width="1.4cm"/>
        <style:text-properties fo:color="#000000" fo:font-size="75%"/>
      </text:list-level-style-number>
      <text:list-level-style-number text:level="4" style:num-suffix="." style:num-format="I">
        <style:list-level-properties text:space-before="1.8cm" text:min-label-width="1.4cm"/>
        <style:text-properties fo:color="#000000" fo:font-size="75%"/>
      </text:list-level-style-number>
      <text:list-level-style-number text:level="5" style:num-suffix="." style:num-format="I">
        <style:list-level-properties text:space-before="2.4cm" text:min-label-width="1.4cm"/>
        <style:text-properties fo:color="#000000" fo:font-size="75%"/>
      </text:list-level-style-number>
      <text:list-level-style-number text:level="6" style:num-suffix="." style:num-format="I">
        <style:list-level-properties text:space-before="3cm" text:min-label-width="1.4cm"/>
        <style:text-properties fo:color="#000000" fo:font-size="75%"/>
      </text:list-level-style-number>
      <text:list-level-style-number text:level="7" style:num-suffix="." style:num-format="I">
        <style:list-level-properties text:space-before="3.6cm" text:min-label-width="1.4cm"/>
        <style:text-properties fo:color="#000000" fo:font-size="75%"/>
      </text:list-level-style-number>
      <text:list-level-style-number text:level="8" style:num-suffix="." style:num-format="I">
        <style:list-level-properties text:space-before="4.2cm" text:min-label-width="1.4cm"/>
        <style:text-properties fo:color="#000000" fo:font-size="75%"/>
      </text:list-level-style-number>
      <text:list-level-style-number text:level="9" style:num-suffix="." style:num-format="I">
        <style:list-level-properties text:space-before="4.8cm" text:min-label-width="1.4cm"/>
        <style:text-properties fo:color="#000000" fo:font-size="75%"/>
      </text:list-level-style-number>
      <text:list-level-style-number text:level="10" style:num-suffix="." style:num-format="I">
        <style:list-level-properties text:space-before="5.4cm" text:min-label-width="1.4cm"/>
        <style:text-properties fo:color="#000000" fo:font-size="75%"/>
      </text:list-level-style-number>
    </text:list-style>
    <text:list-style style:name="L3">
      <text:list-level-style-number text:level="1" style:num-suffix="." style:num-format="I">
        <style:list-level-properties text:min-label-width="0.056cm"/>
        <style:text-properties fo:color="#000000" fo:font-size="75%"/>
      </text:list-level-style-number>
      <text:list-level-style-number text:level="2" style:num-suffix="." style:num-format="I">
        <style:list-level-properties text:space-before="0.6cm" text:min-label-width="1.4cm"/>
        <style:text-properties fo:color="#000000" fo:font-size="75%"/>
      </text:list-level-style-number>
      <text:list-level-style-number text:level="3" style:num-suffix="." style:num-format="I">
        <style:list-level-properties text:space-before="1.2cm" text:min-label-width="1.4cm"/>
        <style:text-properties fo:color="#000000" fo:font-size="75%"/>
      </text:list-level-style-number>
      <text:list-level-style-number text:level="4" style:num-suffix="." style:num-format="I">
        <style:list-level-properties text:space-before="1.8cm" text:min-label-width="1.4cm"/>
        <style:text-properties fo:color="#000000" fo:font-size="75%"/>
      </text:list-level-style-number>
      <text:list-level-style-number text:level="5" style:num-suffix="." style:num-format="I">
        <style:list-level-properties text:space-before="2.4cm" text:min-label-width="1.4cm"/>
        <style:text-properties fo:color="#000000" fo:font-size="75%"/>
      </text:list-level-style-number>
      <text:list-level-style-number text:level="6" style:num-suffix="." style:num-format="I">
        <style:list-level-properties text:space-before="3cm" text:min-label-width="1.4cm"/>
        <style:text-properties fo:color="#000000" fo:font-size="75%"/>
      </text:list-level-style-number>
      <text:list-level-style-number text:level="7" style:num-suffix="." style:num-format="I">
        <style:list-level-properties text:space-before="3.6cm" text:min-label-width="1.4cm"/>
        <style:text-properties fo:color="#000000" fo:font-size="75%"/>
      </text:list-level-style-number>
      <text:list-level-style-number text:level="8" style:num-suffix="." style:num-format="I">
        <style:list-level-properties text:space-before="4.2cm" text:min-label-width="1.4cm"/>
        <style:text-properties fo:color="#000000" fo:font-size="75%"/>
      </text:list-level-style-number>
      <text:list-level-style-number text:level="9" style:num-suffix="." style:num-format="I">
        <style:list-level-properties text:space-before="4.8cm" text:min-label-width="1.4cm"/>
        <style:text-properties fo:color="#000000" fo:font-size="75%"/>
      </text:list-level-style-number>
      <text:list-level-style-number text:level="10" style:num-suffix="." style:num-format="I">
        <style:list-level-properties text:space-before="5.4cm" text:min-label-width="1.4cm"/>
        <style:text-properties fo:color="#000000" fo:font-size="7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xml:id="id1" draw:id="id1" draw:layer="layout" svg:width="10cm" svg:height="1cm" svg:x="4.9cm" svg:y="4.5cm">
          <text:p text:style-name="P1"><text:span text:style-name="T1">Requirements</text:span><text:span text:style-name="T2"> </text:span><text:span text:style-name="T1">Specification</text:span></text:p>
        </draw:rect>
        <draw:rect draw:style-name="gr2" draw:text-style-name="P2" xml:id="id2" draw:id="id2" draw:layer="layout" svg:width="10cm" svg:height="1cm" svg:x="4.9cm" svg:y="6cm">
          <text:p text:style-name="P1"><text:span text:style-name="T1">Functional Specification</text:span></text:p>
        </draw:rect>
        <draw:connector draw:style-name="gr3" draw:text-style-name="P3" draw:layer="layout" svg:x1="9.9cm" svg:y1="5.5cm" svg:x2="9.9cm" svg:y2="6cm" draw:start-shape="id1" draw:start-glue-point="2" draw:end-shape="id2" draw:end-glue-point="0" svg:d="M9900 5500v500" svg:viewBox="0 0 1 501">
          <text:p/>
        </draw:connector>
        <draw:rect draw:style-name="gr4" draw:text-style-name="P2" xml:id="id3" draw:id="id3" draw:layer="layout" svg:width="10cm" svg:height="2cm" svg:x="4.9cm" svg:y="8cm">
          <text:p text:style-name="P1"><text:span text:style-name="T2">High Level Design</text:span></text:p>
          <text:p text:style-name="P1"><text:span text:style-name="T1">Partitioning &amp; Interfaces</text:span></text:p>
        </draw:rect>
        <draw:connector draw:style-name="gr5" draw:text-style-name="P3" draw:layer="layout" svg:x1="9.9cm" svg:y1="7cm" svg:x2="9.9cm" svg:y2="8cm" draw:start-shape="id2" draw:start-glue-point="2" draw:end-shape="id3" draw:end-glue-point="0" svg:d="M9900 7000v1000" svg:viewBox="0 0 1 1001">
          <text:p/>
        </draw:connector>
        <draw:frame draw:style-name="gr6" draw:text-style-name="P5" draw:layer="layout" svg:width="4cm" svg:height="1.042cm" svg:x="15.9cm" svg:y="6.979cm">
          <draw:text-box>
            <text:p text:style-name="P4"><text:span text:style-name="T1">Milestone</text:span><text:span text:style-name="T2"> 1</text:span></text:p>
          </draw:text-box>
        </draw:frame>
        <draw:frame draw:style-name="gr7" draw:text-style-name="P5" draw:layer="layout" svg:width="4cm" svg:height="1.042cm" svg:x="15.9cm" svg:y="9.979cm">
          <draw:text-box>
            <text:p text:style-name="P4"><text:span text:style-name="T1">Milestone</text:span><text:span text:style-name="T2"> 2</text:span></text:p>
          </draw:text-box>
        </draw:frame>
        <draw:rect draw:style-name="gr8" draw:text-style-name="P2" draw:layer="layout" svg:width="4cm" svg:height="1.5cm" svg:x="7.4cm" svg:y="13cm">
          <text:p text:style-name="P1"><text:span text:style-name="T2">FSM / RTL</text:span></text:p>
        </draw:rect>
        <draw:rect draw:style-name="gr9" draw:text-style-name="P2" draw:layer="layout" svg:width="4cm" svg:height="1cm" svg:x="7.4cm" svg:y="14.5cm">
          <text:p text:style-name="P1"><text:span text:style-name="T2">HDL</text:span></text:p>
        </draw:rect>
        <draw:rect draw:style-name="gr10" draw:text-style-name="P2" draw:layer="layout" svg:width="4cm" svg:height="1cm" svg:x="7.4cm" svg:y="15.5cm">
          <text:p text:style-name="P1"><text:span text:style-name="T2">HAL</text:span></text:p>
        </draw:rect>
        <draw:rect draw:style-name="gr11" draw:text-style-name="P7" draw:layer="layout" svg:width="6cm" svg:height="1cm" draw:transform="rotate (1.5707963267949) translate (11.4cm 19cm)">
          <text:p text:style-name="P6"><text:span text:style-name="T3">System </text:span><text:span text:style-name="T4">Simulation</text:span></text:p>
        </draw:rect>
        <draw:rect draw:style-name="gr12" draw:text-style-name="P2" draw:layer="layout" svg:width="4cm" svg:height="1cm" svg:x="7.4cm" svg:y="18cm">
          <text:p text:style-name="P1"><text:span text:style-name="T2">Synthese</text:span></text:p>
        </draw:rect>
        <draw:rect draw:style-name="gr13" draw:text-style-name="P2" draw:layer="layout" svg:width="4cm" svg:height="1.5cm" svg:x="7.4cm" svg:y="16.5cm">
          <text:p text:style-name="P1"><text:span text:style-name="T2">C Testbench</text:span></text:p>
        </draw:rect>
        <draw:line draw:style-name="gr14" draw:text-style-name="P3" draw:layer="layout" svg:x1="9.9cm" svg:y1="10cm" svg:x2="9.9cm" svg:y2="12cm">
          <text:p/>
        </draw:line>
        <draw:rect draw:style-name="gr15" draw:text-style-name="P2" draw:layer="layout" svg:width="6.5cm" svg:height="1cm" draw:transform="rotate (1.5707963267949) translate (0.9cm 19cm)">
          <text:p text:style-name="P1"><text:span text:style-name="T2">Software Modul A</text:span></text:p>
        </draw:rect>
        <draw:frame draw:style-name="gr16" draw:text-style-name="P5" draw:layer="layout" svg:width="5cm" svg:height="1.042cm" svg:x="7.4cm" svg:y="11.96cm">
          <draw:text-box>
            <text:p text:style-name="P4"><text:span text:style-name="T2">HW Module X</text:span></text:p>
          </draw:text-box>
        </draw:frame>
        <draw:line draw:style-name="gr17" draw:text-style-name="P3" draw:layer="layout" svg:x1="9.9cm" svg:y1="10cm" svg:x2="19.4cm" svg:y2="12cm">
          <text:p/>
        </draw:line>
        <draw:line draw:style-name="gr18" draw:text-style-name="P3" draw:layer="layout" svg:x1="9.9cm" svg:y1="10cm" svg:x2="15.4cm" svg:y2="12cm">
          <text:p/>
        </draw:line>
        <draw:frame draw:style-name="gr19" draw:text-style-name="P8" draw:layer="layout" svg:width="1.129cm" svg:height="1cm" svg:x="18.9cm" svg:y="11.981cm">
          <draw:text-box>
            <text:p text:style-name="P4"><text:span text:style-name="T5">...</text:span></text:p>
          </draw:text-box>
        </draw:frame>
        <draw:rect draw:style-name="gr20" draw:text-style-name="P2" draw:layer="layout" svg:width="4cm" svg:height="1.5cm" svg:x="13.4cm" svg:y="13cm">
          <text:p text:style-name="P1"><text:span text:style-name="T2">FSM / RTL</text:span></text:p>
        </draw:rect>
        <draw:rect draw:style-name="gr21" draw:text-style-name="P2" draw:layer="layout" svg:width="4cm" svg:height="1cm" svg:x="13.4cm" svg:y="14.5cm">
          <text:p text:style-name="P1"><text:span text:style-name="T2">HDL</text:span></text:p>
        </draw:rect>
        <draw:rect draw:style-name="gr22" draw:text-style-name="P2" draw:layer="layout" svg:width="4cm" svg:height="1cm" svg:x="13.4cm" svg:y="15.5cm">
          <text:p text:style-name="P1"><text:span text:style-name="T2">HAL</text:span></text:p>
        </draw:rect>
        <draw:rect draw:style-name="gr23" draw:text-style-name="P7" draw:layer="layout" svg:width="6cm" svg:height="1cm" draw:transform="rotate (1.5707963267949) translate (17.4cm 19cm)">
          <text:p text:style-name="P6"><text:span text:style-name="T3">System </text:span><text:span text:style-name="T4">Simulation</text:span></text:p>
        </draw:rect>
        <draw:rect draw:style-name="gr24" draw:text-style-name="P2" draw:layer="layout" svg:width="4cm" svg:height="1cm" svg:x="13.4cm" svg:y="18cm">
          <text:p text:style-name="P1"><text:span text:style-name="T2">Synthese</text:span></text:p>
        </draw:rect>
        <draw:rect draw:style-name="gr25" draw:text-style-name="P2" draw:layer="layout" svg:width="4cm" svg:height="1.5cm" svg:x="13.4cm" svg:y="16.5cm">
          <text:p text:style-name="P1"><text:span text:style-name="T2">C Testbench</text:span></text:p>
        </draw:rect>
        <draw:frame draw:style-name="gr26" draw:text-style-name="P5" draw:layer="layout" svg:width="5cm" svg:height="1.042cm" svg:x="13.4cm" svg:y="11.96cm">
          <draw:text-box>
            <text:p text:style-name="P4"><text:span text:style-name="T2">HW Module Y</text:span></text:p>
          </draw:text-box>
        </draw:frame>
        <draw:rect draw:style-name="gr27" draw:text-style-name="P2" draw:layer="layout" svg:width="6.5cm" svg:height="1cm" draw:transform="rotate (1.5707963267949) translate (2.4cm 19cm)">
          <text:p text:style-name="P1"><text:span text:style-name="T2">...</text:span></text:p>
        </draw:rect>
        <draw:line draw:style-name="gr28" draw:text-style-name="P3" draw:layer="layout" svg:x1="9.9cm" svg:y1="10cm" svg:x2="1.4cm" svg:y2="12cm">
          <text:p/>
        </draw:line>
        <draw:line draw:style-name="gr29" draw:text-style-name="P3" draw:layer="layout" svg:x1="9.9cm" svg:y1="10cm" svg:x2="2.9cm" svg:y2="12cm">
          <text:p/>
        </draw:line>
        <draw:rect draw:style-name="gr30" draw:text-style-name="P2" draw:layer="layout" svg:width="6.5cm" svg:height="2cm" draw:transform="rotate (1.5707963267949) translate (3.9cm 19cm)">
          <text:p text:style-name="P1"><text:span text:style-name="T2">Software HAL</text:span></text:p>
          <text:p text:style-name="P1"><text:span text:style-name="T2">Emulator</text:span></text:p>
        </draw:rect>
        <draw:line draw:style-name="gr31" draw:text-style-name="P3" draw:layer="layout" svg:x1="9.9cm" svg:y1="10cm" svg:x2="4.9cm" svg:y2="12cm">
          <text:p/>
        </draw:line>
        <draw:frame draw:style-name="gr32" draw:text-style-name="P5" draw:layer="layout" svg:width="4cm" svg:height="1.042cm" svg:x="15.9cm" svg:y="19.479cm">
          <draw:text-box>
            <text:p text:style-name="P4"><text:span text:style-name="T2">Milestone 3</text:span></text:p>
          </draw:text-box>
        </draw:frame>
        <draw:rect draw:style-name="gr33" draw:text-style-name="P2" draw:layer="layout" svg:width="19cm" svg:height="2cm" svg:x="0.9cm" svg:y="21cm">
          <text:p text:style-name="P1"><text:span text:style-name="T2">System Integration &amp; Test</text:span></text:p>
        </draw:rect>
        <draw:line draw:style-name="gr34" draw:text-style-name="P3" draw:layer="layout" svg:x1="1.4cm" svg:y1="19cm" svg:x2="1.4cm" svg:y2="21cm">
          <text:p/>
        </draw:line>
        <draw:line draw:style-name="gr35" draw:text-style-name="P3" draw:layer="layout" svg:x1="2.9cm" svg:y1="19cm" svg:x2="2.9cm" svg:y2="21cm">
          <text:p/>
        </draw:line>
        <draw:line draw:style-name="gr36" draw:text-style-name="P3" draw:layer="layout" svg:x1="4.9cm" svg:y1="19cm" svg:x2="4.9cm" svg:y2="21cm">
          <text:p/>
        </draw:line>
        <draw:line draw:style-name="gr37" draw:text-style-name="P3" draw:layer="layout" svg:x1="9.9cm" svg:y1="19cm" svg:x2="9.9cm" svg:y2="21cm">
          <text:p/>
        </draw:line>
        <draw:line draw:style-name="gr38" draw:text-style-name="P3" draw:layer="layout" svg:x1="15.4cm" svg:y1="19cm" svg:x2="15.4cm" svg:y2="21cm">
          <text:p/>
        </draw:line>
        <draw:line draw:style-name="gr39" draw:text-style-name="P3" draw:layer="layout" svg:x1="19.4cm" svg:y1="19cm" svg:x2="19.4cm" svg:y2="21cm">
          <text:p/>
        </draw:line>
        <draw:rect draw:style-name="gr40" draw:text-style-name="P2" draw:layer="layout" svg:width="8cm" svg:height="1cm" svg:x="5.9cm" svg:y="24cm" draw:corner-radius="0.5cm">
          <text:p text:style-name="P1"><text:span text:style-name="T1">presentation &amp; sign off</text:span></text:p>
        </draw:rect>
        <draw:line draw:style-name="gr41" draw:text-style-name="P3" draw:layer="layout" svg:x1="9.9cm" svg:y1="23cm" svg:x2="9.9cm" svg:y2="24cm">
          <text:p/>
        </draw:line>
        <presentation:notes draw:style-name="dp2">
          <draw:page-thumbnail draw:style-name="gr4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50 250" svg:d="M125 0l125 250h-250z"/>
    <draw:marker draw:name="Arrowheads_20_10" draw:display-name="Arrowheads 10" svg:viewBox="0 0 20 30" svg:d="M10 0l-10 30h20z"/>
    <draw:marker draw:name="Arrowheads_20_11" draw:display-name="Arrowheads 11" svg:viewBox="0 0 20 30" svg:d="M10 0l-10 30h20z"/>
    <draw:marker draw:name="Arrowheads_20_12" draw:display-name="Arrowheads 12" svg:viewBox="0 0 20 30" svg:d="M10 0l-10 30h20z"/>
    <draw:marker draw:name="Arrowheads_20_13" draw:display-name="Arrowheads 13" svg:viewBox="0 0 20 30" svg:d="M10 0l-10 30h20z"/>
    <draw:marker draw:name="Arrowheads_20_14" draw:display-name="Arrowheads 14" svg:viewBox="0 0 20 30" svg:d="M10 0l-10 30h20z"/>
    <draw:marker draw:name="Arrowheads_20_15" draw:display-name="Arrowheads 15" svg:viewBox="0 0 20 30" svg:d="M10 0l-10 30h20z"/>
    <draw:marker draw:name="Arrowheads_20_2" draw:display-name="Arrowheads 2" svg:viewBox="0 0 250 250" svg:d="M125 0l125 250h-250z"/>
    <draw:marker draw:name="Arrowheads_20_3" draw:display-name="Arrowheads 3" svg:viewBox="0 0 20 30" svg:d="M10 0l-10 30h20z"/>
    <draw:marker draw:name="Arrowheads_20_4" draw:display-name="Arrowheads 4" svg:viewBox="0 0 20 30" svg:d="M10 0l-10 30h20z"/>
    <draw:marker draw:name="Arrowheads_20_5" draw:display-name="Arrowheads 5" svg:viewBox="0 0 20 30" svg:d="M10 0l-10 30h20z"/>
    <draw:marker draw:name="Arrowheads_20_6" draw:display-name="Arrowheads 6" svg:viewBox="0 0 20 30" svg:d="M10 0l-10 30h20z"/>
    <draw:marker draw:name="Arrowheads_20_7" draw:display-name="Arrowheads 7" svg:viewBox="0 0 20 30" svg:d="M10 0l-10 30h20z"/>
    <draw:marker draw:name="Arrowheads_20_8" draw:display-name="Arrowheads 8" svg:viewBox="0 0 20 30" svg:d="M10 0l-10 30h20z"/>
    <draw:marker draw:name="Arrowheads_20_9" draw:display-name="Arrowheads 9" svg:viewBox="0 0 20 30" svg:d="M10 0l-10 30h20z"/>
    <draw:marker draw:name="Pfeil" svg:viewBox="0 0 20 30" svg:d="M10 0l-10 30h20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8:50:56.981252017</meta:creation-date>
    <dc:date>2023-05-10T18:54:07.385011765</dc:date>
    <meta:editing-duration>PT52S</meta:editing-duration>
    <meta:editing-cycles>2</meta:editing-cycles>
    <meta:generator>LibreOffice/7.3.7.2$Linux_X86_64 LibreOffice_project/30$Build-2</meta:generator>
    <meta:document-statistic meta:object-count="59"/>
  </office:meta>
</office:document-meta>
</file>